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23in">
        <style:tab-stops/>
      </style:paragraph-properties>
    </style:style>
    <style:style style:name="P3" style:parent-style-name="Standard" style:list-style-name="LFO1" style:family="paragraph"/>
    <style:style style:name="P4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Istrživanje lokacije</text:p>
      <text:p text:style-name="Standard">Kratak opis: Menadžer traži povoljnu ponudu za zemljište</text:p>
      <text:p text:style-name="Standard"/>
      <text:p text:style-name="Standard">Učesnici: Menadžer</text:p>
      <text:p text:style-name="Standard"/>
      <text:p text:style-name="Standard">Ulaz: Spisak opština od interesa za igradnju</text:p>
      <text:p text:style-name="Standard">Izlaz: Najbolja ponuda</text:p>
      <text:p text:style-name="Standard"/>
      <text:p text:style-name="Standard">Preduslovi:<text:s/>Menadžer ima spisak pogodnih zemljišta po kom treba da nađe najbolju ponudu</text:p>
      <text:p text:style-name="Standard">Postuslovi: Menadžer mora da nađe neko zemljište koje zadovoljava uslove</text:p>
      <text:p text:style-name="Standard"/>
      <text:p text:style-name="Standard">Glavni tok:<text:s/><text:tab/>1.<text:s/>Traži sve parcele koje se prodaju na opštini</text:p>
      <text:p text:style-name="Standard"><text:tab/><text:tab/>2.<text:s/>Izdvaja parcele koje su na dobrim lokacijam</text:p>
      <text:p text:style-name="Standard"><text:tab/><text:tab/>3.<text:s/>Proverava za preostale parcele uslove</text:p>
      <text:p text:style-name="Standard"><text:tab/><text:tab/><text:tab/>3.1 Da li je sprovedena voda</text:p>
      <text:p text:style-name="Standard"><text:tab/><text:tab/><text:tab/>3.2 Da li je sprovedena kanalicija</text:p>
      <text:p text:style-name="Standard"><text:tab/><text:tab/><text:tab/>3.3 Da li je sprovedena struja</text:p>
      <text:p text:style-name="Standard"><text:tab/><text:tab/>4.<text:s/>Poredi odnos cene parcele i uslova</text:p>
      <text:p text:style-name="Standard"><text:tab/><text:tab/>5.<text:s/>Bira najbolju<text:s/>parcelu</text:p>
      <text:p text:style-name="Standard"><text:tab/><text:tab/>6.<text:s/>Sve ovo ponovo radi za preostale<text:s/>opštine.</text:p>
      <text:p text:style-name="Standard"><text:tab/><text:tab/>7.<text:s/>Sastavlja spisak svih ponuda<text:line-break/><text:tab/><text:tab/>8.<text:s/>Najbolju ponudu<text:s/>šalje arhitekti kao predlog lokacije.</text:p>
      <text:p text:style-name="Standard"/>
      <text:p text:style-name="Standard">Alternativni tok:</text:p>
      <text:p text:style-name="Standard"><text:tab/>1.Pogrešna informacija</text:p>
      <text:p text:style-name="P2">U koraku 5,<text:s/>Menadžer<text:s/>saznaje da je za jednu ili više parcela<text:s/>dobio pogrešnu informaciju (npr.Pogrešna<text:s/>cena)<text:s/>ili neki<text:s/>od uslova nije tačan, pravi ponovnu evaluaciju svih parcela i nastavlja u koraku 4.</text:p>
      <text:p text:style-name="Standard"/>
      <text:p text:style-name="Standard"/>
      <text:p text:style-name="Standard">Okvirno planiranje</text:p>
      <text:p text:style-name="Standard">Kratak opis: Arhitekta i građevinac prave plan šta se može uraditi sa parcelom koja im je data.</text:p>
      <text:p text:style-name="Standard"/>
      <text:p text:style-name="Standard">Učesnici: Arhitekta i Građevinac</text:p>
      <text:p text:style-name="Standard"/>
      <text:p text:style-name="Standard">Ulaz: Informacije o<text:s/>parceli</text:p>
      <text:p text:style-name="Standard">Izlaz: Plan za parcelu</text:p>
      <text:p text:style-name="Standard"><text:tab/><text:line-break/>Preduslov: Postoji parcela koja se analizira.</text:p>
      <text:p text:style-name="Standard">Postuslov: Građevinac i arhitekta su napravili plan za to zemljište.</text:p>
      <text:p text:style-name="Standard"/>
      <text:p text:style-name="Standard">Glavni tok:<text:tab/>1. Građevinac vrši analizu žemljišta.</text:p>
      <text:p text:style-name="Standard"><text:tab/><text:tab/>2.<text:s/>Građevinac određuje šta sve treba uraditi sa zemljištem pre početka gradnje.</text:p>
      <text:p text:style-name="Standard"><text:tab/><text:tab/>3.<text:s/>Građevinac daje procenu koliko visoka zgrada može da se gradi.</text:p>
      <text:p text:style-name="Standard"><text:tab/><text:tab/>4.<text:s/>Građevinac određuje tip temelja koj mora da bude za taj tip zemljišta.</text:p>
      <text:p text:style-name="Standard"><text:tab/><text:tab/>5. Arhitekta sa tim informacijama crta plan zgrade.<text:line-break/><text:tab/><text:tab/>6.<text:s/>Arhitekta pravi predlog materijala koji bi se koristili.<text:line-break/><text:tab/><text:tab/>7.<text:s/>Arhitekta završava<text:s/>plan i salje ga na procenu.</text:p>
      <text:p text:style-name="Standard"/>
      <text:soft-page-break/>
      <text:p text:style-name="Standard">Alternativni tok:<text:s/></text:p>
      <text:list text:style-name="LFO1" text:continue-numbering="true">
        <text:list-item>
          <text:p text:style-name="P3">U koraku 5,<text:s/>Arhitekta<text:s/>smatra da je dizajn koji se od njega zahtevan nije izvodljiv pod datim uslovima i materijalima koje je Građevinac odredio,<text:s/>stoga šalje ceo građevinski plan na ponovnu evaluaciju sa dodatnim informacijama o dizajnu i tok se nastavlja od 1. koraka.</text:p>
        </text:list-item>
      </text:list>
      <text:p text:style-name="Standard"/>
      <text:p text:style-name="Standard"/>
      <text:p text:style-name="Standard">Predlog plana</text:p>
      <text:p text:style-name="Standard">Učesnici: Ekonomista</text:p>
      <text:p text:style-name="Standard"/>
      <text:p text:style-name="Standard">Kratak opis: Na osnovu plana koj su arhitekta i građevinac poslali vrši finansisku analizu i time kompletira predlog plana.</text:p>
      <text:p text:style-name="Standard"/>
      <text:p text:style-name="Standard">Ulaz: Predlog plana.<text:line-break/>Izlaz: Predlog plana<text:s/>dopunje finansiskom analizom.<text:line-break/><text:line-break/>Preduslovi: Ekonomista je dobio predlog plana.<text:line-break/>Postuslovi: Napravljena je finansiska analiza</text:p>
      <text:p text:style-name="Standard"/>
      <text:p text:style-name="Standard">Glavni tok:<text:tab/>1. Ekonomista čita plan</text:p>
      <text:p text:style-name="Standard"><text:tab/><text:tab/>2. Procenjuje troškove adaptacije zemljišta za izgradnju</text:p>
      <text:p text:style-name="Standard"><text:tab/><text:tab/>3. Traži gde se može sve kupiti materijal koji<text:s/>je arhitekta predložio</text:p>
      <text:p text:style-name="Standard"><text:tab/><text:tab/>4. Traži najjeftinije</text:p>
      <text:p text:style-name="Standard"><text:tab/><text:tab/>5. Vrši finansisku analizu<text:tab/><text:tab/></text:p>
      <text:p text:style-name="Standard"><text:tab/><text:tab/>6. Dopunjuje predlog plana sa svojim podacima.<text:line-break/><text:s/><text:tab/><text:tab/>7. Predaje predlog odboru.<text:line-break/></text:p>
      <text:p text:style-name="Standard">Alternativni tok:<text:s/>/<text:line-break/></text:p>
      <text:p text:style-name="P4">Odobravanje plana</text:p>
      <text:p text:style-name="Standard"/>
      <text:p text:style-name="Standard">Kratak opis: Upravni odbor dobija predlog plana igradnje. Mogu da ga odbiju, pošalju na izmene ili prihvate.</text:p>
      <text:p text:style-name="Standard"/>
      <text:p text:style-name="Standard">Učesnici: Upravni odbor</text:p>
      <text:p text:style-name="Standard"/>
      <text:p text:style-name="Standard">Ulaz: Kompletan predlog plana</text:p>
      <text:p text:style-name="Standard">Izlaz: Odluka o planu</text:p>
      <text:p text:style-name="Standard"/>
      <text:p text:style-name="Standard">Preduslovi: Plan mora da je poslat i da se sastoji od finansiske analize, lokacije, plana igradnje.</text:p>
      <text:p text:style-name="Standard">Postuslovi:<text:s/>Mora se doneti jedna od tri odluke za projekat.</text:p>
      <text:p text:style-name="Standard"/>
      <text:p text:style-name="Standard">Glavni tok:<text:tab/>1.<text:s/>Upravni odbor<text:s/>analizira predlog plana<text:line-break/><text:tab/><text:tab/><text:tab/>1.1 Da li je takav objekat pogodan za lokaciju.<text:line-break/><text:tab/><text:tab/><text:tab/>1.2 Cena materijala<text:s/><text:line-break/><text:tab/><text:tab/><text:tab/>1.3 Cena adaptacije zemljišta</text:p>
      <text:p text:style-name="Standard"><text:tab/><text:tab/><text:tab/>1.4 Kolika radna snaga je potrebna</text:p>
      <text:p text:style-name="Standard"><text:tab/><text:tab/><text:tab/>1.5 Cena<text:s/>radne snage</text:p>
      <text:p text:style-name="Standard"><text:tab/><text:tab/>2. Sastavlja se ukupna cena troškova<text:line-break/><text:tab/><text:tab/>3. Procenjuje se cena prodaje objekata i profit koj se može ostvariti<text:line-break/><text:soft-page-break/><text:tab/><text:tab/>4. Procenjuje se da li je prodajna cena dogovarajuća za taj kraj.<text:line-break/><text:tab/><text:tab/>5. Donosi se odluka<text:line-break/><text:tab/><text:tab/><text:tab/>5.1 Prihvata se predlog plana, prelazi<text:s/>se na šesti korak.<text:line-break/><text:tab/><text:tab/><text:tab/>5.2 Odbija se predlog plana bez mogućnosti ispravke<text:line-break/><text:tab/><text:tab/><text:tab/><text:tab/>5.2.1 Zahteva se nova lokacija, obaveštava se menadžer i slučaj upotrebe<text:s/><text:tab/><text:tab/><text:tab/><text:tab/><text:tab/>se završava.<text:line-break/><text:tab/><text:tab/><text:tab/>5.3 Potrebne izmene<text:line-break/><text:tab/><text:tab/><text:tab/><text:tab/>5.3.1 Od arhitekte se zahteva da smanji/poveća kvalitet materijala.<text:line-break/><text:tab/><text:tab/><text:tab/><text:tab/>5.3.2 Od arhitekte se zahteva da smanju/poveća broj spratova objekta.<text:line-break/><text:tab/><text:tab/><text:tab/><text:tab/>5.3.3 Slučaj upotrebe se završava.</text:p>
      <text:p text:style-name="Standard">6. Obaveštava se vlasnik firme da je nov projekat odobren i spreman za realizaciju.<text:line-break/><text:line-break/>Alternativni tok: /<text:line-break/><text:line-break/><text:line-break/>Obezbeđivanje finansija<text:line-break/><text:line-break/>Kratak opis: Vlasnik firme traži finansije za novi projekat.<text:line-break/><text:line-break/>Učesnici: Vlasnik firme(Vlasnik)<text:line-break/><text:line-break/>Ulaz: Plan projekta<text:line-break/>Izlaz: /<text:line-break/><text:line-break/>Preduslov: Vlasnik firme ima detaljno opisan projekat i uvid u sve njegove finansiske aspekte, dakle koliko je novca potrebno.<text:line-break/>Postuslov: Vlasnik firme nalazi finansisko rešenje<text:line-break/><text:line-break/>Glavni tok:<text:s/><text:tab/>1. Vlasnik ima već od ranije poznatog Investitora<text:line-break/><text:tab/><text:tab/><text:tab/>1.1 Ako nema prelazi na korak 3<text:line-break/><text:tab/><text:tab/>2. Kontaktira ga i izloži mu ponudu<text:line-break/><text:tab/><text:tab/><text:tab/>2.1 Investitor prihvata ponudu, slučaj upotrebe je gotov<text:line-break/><text:tab/><text:tab/><text:tab/>2.2 Investitor odbija ponudu<text:line-break/><text:tab/><text:tab/>3. Samofinansiranje<text:line-break/><text:tab/><text:tab/><text:tab/>3.1 Firma imam dovoljno novca da sama finansira projekat, SU se završava.<text:line-break/><text:tab/><text:tab/><text:tab/>3.2 Firma nema dovoljno novca da sama finansira projekat.<text:line-break/><text:tab/><text:tab/>4. Vlasnik <text:s/>raspisuje tender za projekat<text:line-break/><text:tab/><text:tab/><text:tab/>4.1 Investor je nađen, slučaj upotrebe je gotov.<text:line-break/><text:tab/><text:tab/><text:tab/>4.2 Investitor nije pronađen<text:line-break/><text:tab/><text:tab/>5. Vlasnik firma traži sufinansiranje u banci.<text:line-break/><text:tab/><text:tab/>6. Finansije obezbeđene.<text:line-break/><text:line-break/>Alternativni tok:<text:line-break/><text:tab/>1. Odbijen kredit<text:line-break/><text:tab/>U koraku 5, banka odbija zahtev za kredit, vlasnik firme odustaje od projekta i slučaj upotrebe<text:s/><text:tab/>se završav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Linenumbering" style:display-name="Line numbering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Đuro Nenadović</dc:creator>
    <meta:creation-date>2016-01-05T18:31:00Z</meta:creation-date>
    <dc:date>2016-01-07T19:17:00Z</dc:date>
    <meta:template xlink:href="Normal" xlink:type="simple"/>
    <meta:editing-cycles>27</meta:editing-cycles>
    <meta:editing-duration>PT9780S</meta:editing-duration>
    <meta:document-statistic meta:page-count="3" meta:paragraph-count="10" meta:word-count="766" meta:character-count="5123" meta:row-count="36" meta:non-whitespace-character-count="4367"/>
  </office:meta>
</office:document-meta>
</file>